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1149bc5" officeooo:paragraph-rsid="00b59b11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bold" officeooo:rsid="013aeda9" officeooo:paragraph-rsid="00b59b11" style:font-size-asian="16pt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b59b11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4pt" fo:font-weight="normal" officeooo:rsid="015785e1" officeooo:paragraph-rsid="015785e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4pt" fo:font-weight="normal" officeooo:rsid="015962e1" officeooo:paragraph-rsid="015962e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4pt" fo:font-weight="normal" officeooo:rsid="0159c65d" officeooo:paragraph-rsid="0159c65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4pt" fo:font-weight="normal" officeooo:rsid="015bc4db" officeooo:paragraph-rsid="015bc4d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4pt" fo:font-weight="normal" officeooo:rsid="015ce394" officeooo:paragraph-rsid="015ce39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4pt" fo:font-weight="normal" officeooo:rsid="015e531a" officeooo:paragraph-rsid="015e531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4pt" fo:font-weight="normal" officeooo:rsid="015e62ae" officeooo:paragraph-rsid="015e62a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4pt" fo:font-weight="normal" officeooo:rsid="015e62ae" officeooo:paragraph-rsid="0164a23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4pt" fo:font-weight="normal" officeooo:rsid="015fdf0c" officeooo:paragraph-rsid="015fdf0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4pt" fo:font-weight="normal" officeooo:rsid="01617b11" officeooo:paragraph-rsid="01617b1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4pt" fo:font-weight="normal" officeooo:rsid="01622fc7" officeooo:paragraph-rsid="01622fc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4pt" fo:font-weight="normal" officeooo:rsid="01622fc7" officeooo:paragraph-rsid="0163d14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size="14pt" fo:font-weight="normal" officeooo:rsid="0163d142" officeooo:paragraph-rsid="0163d1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size="14pt" fo:font-weight="normal" officeooo:rsid="0164a231" officeooo:paragraph-rsid="0164a23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size="14pt" fo:font-weight="normal" officeooo:rsid="01674d7f" officeooo:paragraph-rsid="01674d7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size="16pt" fo:font-weight="bold" officeooo:rsid="007e4c3b" officeooo:paragraph-rsid="0072f671" style:font-size-asian="16pt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e4c3b" style:font-size-asian="16pt" style:font-weight-asian="bold" style:font-weight-complex="bold"/>
    </style:style>
    <style:style style:name="T4" style:family="text">
      <style:text-properties fo:font-size="16pt" fo:font-weight="bold" officeooo:rsid="007e68e0" style:font-size-asian="16pt" style:font-weight-asian="bold" style:font-weight-complex="bold"/>
    </style:style>
    <style:style style:name="T5" style:family="text">
      <style:text-properties fo:font-size="16pt" fo:font-weight="bold" officeooo:rsid="00f2b2cc" style:font-size-asian="16pt" style:font-weight-asian="bold" style:font-weight-complex="bold"/>
    </style:style>
    <style:style style:name="T6" style:family="text">
      <style:text-properties fo:font-size="16pt" fo:font-weight="bold" officeooo:rsid="0153e93c" style:font-size-asian="16pt" style:font-weight-asian="bold" style:font-weight-complex="bold"/>
    </style:style>
    <style:style style:name="T7" style:family="text">
      <style:text-properties fo:font-size="16pt" fo:font-weight="bold" officeooo:rsid="01683971" style:font-size-asian="16pt" style:font-weight-asian="bold" style:font-weight-complex="bold"/>
    </style:style>
    <style:style style:name="T8" style:family="text">
      <style:text-properties fo:font-size="16pt" fo:font-weight="bold" officeooo:rsid="016a31bc" style:font-size-asian="16pt" style:font-weight-asian="bold" style:font-weight-complex="bold"/>
    </style:style>
    <style:style style:name="T9" style:family="text">
      <style:text-properties officeooo:rsid="015962e1"/>
    </style:style>
    <style:style style:name="T10" style:family="text">
      <style:text-properties officeooo:rsid="015e62ae"/>
    </style:style>
    <style:style style:name="T11" style:family="text">
      <style:text-properties officeooo:rsid="015fdf0c"/>
    </style:style>
    <style:style style:name="T12" style:family="text">
      <style:text-properties officeooo:rsid="0160f9f9"/>
    </style:style>
    <style:style style:name="T13" style:family="text">
      <style:text-properties officeooo:rsid="0163d142"/>
    </style:style>
    <style:style style:name="T14" style:family="text">
      <style:text-properties officeooo:rsid="0167c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5">2</text:span><text:span text:style-name="T8">8</text:span><text:span text:style-name="T3">.03.2023 </text:span></text:p>
      <text:p text:style-name="P22"/>
      <text:p text:style-name="P6"><text:span text:style-name="T1">Урок № </text:span><text:span text:style-name="T4">1</text:span><text:span text:style-name="T8">7</text:span><text:span text:style-name="T1"> – </text:span><text:span text:style-name="T2"><text:s/></text:span><text:span text:style-name="T6">Селектори в CSS и техните особености</text:span></text:p>
      <text:p text:style-name="P4"/>
      <text:p text:style-name="P3"/>
      <text:p text:style-name="P7"><text:bookmark-end text:name="__DdeLink__107_2254549990"/>Селекторите в CSS служат за това, да избираме отделни елементи или всички елементи от един и същи вид в даден клас или друг структурен елемент на нашата уеб страница.</text:p>
      <text:p text:style-name="P7"/>
      <text:p text:style-name="P8">Знаем, че чрез CSS можем да стилизираме всички наши параграфи и други елементи на страницата, чрез код от вида:</text:p>
      <text:p text:style-name="P8"/>
      <text:p text:style-name="P8">p { <text:s text:c="2"/>или <text:tab/>h1 {</text:p>
      <text:p text:style-name="P8"/>
      <text:p text:style-name="P8">}<text:tab/><text:tab/>}</text:p>
      <text:p text:style-name="P8"/>
      <text:p text:style-name="P8">В това няма нищо грешно разбира се, но да речем, че не искаме да маркираме всички параграфи, а само тези които се намират в нашият клас със специфично име, тогава <text:s/>можем да направим това чрез код от вида:</text:p>
      <text:p text:style-name="P8"/>
      <text:p text:style-name="P8"><text:bookmark-start text:name="__DdeLink__45_3221182916"/>.body-text<text:bookmark-end text:name="__DdeLink__45_3221182916"/> {</text:p>
      <text:p text:style-name="P8"/>
      <text:p text:style-name="P8"><text:s text:c="4"/>background-color: #03fc5e;</text:p>
      <text:p text:style-name="P8"><text:s text:c="4"/>padding: 50px;</text:p>
      <text:p text:style-name="P8">}</text:p>
      <text:p text:style-name="P8"/>
      <text:p text:style-name="P8">.body-text p {</text:p>
      <text:p text:style-name="P8"/>
      <text:p text:style-name="P8"><text:s text:c="4"/>color: white;</text:p>
      <text:p text:style-name="P8"/>
      <text:p text:style-name="P8">}</text:p>
      <text:p text:style-name="P8"/>
      <text:p text:style-name="P9">Тук чрез първия селектор сме задали фонов цвят на нашите параграфи, различен от фоновия цвят на цялата уеб страница. Също така тук сме задали padding – или пространство около нашите параграфи със стойност: 50px. </text:p>
      <text:p text:style-name="P9"/>
      <text:p text:style-name="P9">Чрез втория селектор задаваме цвят на текста в нашия клас и параграфите включени в него.</text:p>
      <text:p text:style-name="P9"/>
      <text:p text:style-name="P10">По същият начин описан по-горе можем да модифицираме и добавяме стил към всички елементи избрани от нас. </text:p>
      <text:p text:style-name="P10"><text:soft-page-break/></text:p>
      <text:p text:style-name="P10">Важно нещо, което следва да отбележим тук е значението на реда, в който се използват дадените тагове, параметри и стойности. </text:p>
      <text:p text:style-name="P10"/>
      <text:p text:style-name="P11">В даденият случай, ние вече сме задали фонов цвят на страницата и цвят за заглавията. Те работят коректно, но когато използваме други тагове като p <text:s/>и h1 например и им зададем стойности за същите параметри, в действие влиза правилото за последно декларираната стойност. Тоест когато зададем </text:p>
      <text:p text:style-name="P11"/>
      <text:p text:style-name="P11">p, h1 {</text:p>
      <text:p text:style-name="P11"/>
      <text:p text:style-name="P11"><text:s text:c="4"/>color: green;</text:p>
      <text:p text:style-name="P11">}</text:p>
      <text:p text:style-name="P11"/>
      <text:p text:style-name="P11">Браузърът ще визуализира този цвят, който сме задали последно, вместо първоначално зададените цветове в таговете body <text:s/>и h1. </text:p>
      <text:p text:style-name="P11"/>
      <text:p text:style-name="P11"/>
      <text:p text:style-name="P12">Нещо подобно се случва и със селекторите. Да речем, че искаме да маркираме в нашия текст важна препратка / линк / връзка към друга уеб страница. За целта можем да зададем клас <text:span text:style-name="T10">от вида</text:span>: class="important-link"</text:p>
      <text:p text:style-name="P12"/>
      <text:p text:style-name="P13">На някой елемент от нашата уеб страница. Маркираме клас със същото име и в CSS <text:span text:style-name="T11">и задаваме цвят.</text:span></text:p>
      <text:p text:style-name="P13"/>
      <text:p text:style-name="P13"><text:bookmark-start text:name="__DdeLink__47_3221182916"/>.important-link {</text:p>
      <text:p text:style-name="P13"/>
      <text:p text:style-name="P13"><text:s text:c="4"/>color: yellowgreen;</text:p>
      <text:p text:style-name="P13"/>
      <text:p text:style-name="P13"/>
      <text:p text:style-name="P13">}<text:bookmark-end text:name="__DdeLink__47_3221182916"/></text:p>
      <text:p text:style-name="P13"/>
      <text:p text:style-name="P15">Да, обаче това не работи правилно. <text:span text:style-name="T12">Защо се получава така. За да намерим отговора на този въпрос трябва да използваме т.нар. Калкулатор за специфика.</text:span></text:p>
      <text:p text:style-name="P15"/>
      <text:p text:style-name="P15">Specificity Calculator</text:p>
      <text:p text:style-name="P15"/>
      <text:p text:style-name="P16">Този калкулатор ни служи за определяне, кой елемент в CSS използван в кода на нашата страница има по-голяма „тежест“ при задаването на нейното оформление. </text:p>
      <text:p text:style-name="P17"/>
      <text:p text:style-name="P18">В нашият случай, описан по-горе калкулаторът извежда резултат 10 към <text:s/>11 в полза на <text:span text:style-name="T13">селектора </text:span><text:span text:style-name="T9">.body-text </text:span><text:span text:style-name="T13">a { </text:span></text:p>
      <text:p text:style-name="P19">}</text:p>
      <text:p text:style-name="P19"/>
      <text:p text:style-name="P20"><text:soft-page-break/>Тоест в този случай, този селектор взима превес при изпълняването на инструкциите, които задаваме на браузъра и нашите линкове ще се оцветяват в цвета, който е зададен за този селектор, а не за класа и неговия селектор</text:p>
      <text:p text:style-name="P20"/>
      <text:p text:style-name="P14">.important-link {</text:p>
      <text:p text:style-name="P14"/>
      <text:p text:style-name="P14"><text:s text:c="4"/>color: yellowgreen;</text:p>
      <text:p text:style-name="P14"/>
      <text:p text:style-name="P14"/>
      <text:p text:style-name="P14">}</text:p>
      <text:p text:style-name="P14"/>
      <text:p text:style-name="P14"/>
      <text:p text:style-name="P21">Това в повечето случаи е объркващо за начинаещите уеб дизайнери <text:span text:style-name="T14">и разработчици.</text:span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29T12:04:30.701238920</dc:date>
    <meta:editing-cycles>574</meta:editing-cycles>
    <meta:editing-duration>P1DT10H57M15S</meta:editing-duration>
    <meta:generator>LibreOffice/7.3.7.2$Linux_X86_64 LibreOffice_project/30$Build-2</meta:generator>
    <meta:document-statistic meta:table-count="0" meta:image-count="0" meta:object-count="0" meta:page-count="3" meta:paragraph-count="39" meta:word-count="461" meta:character-count="2801" meta:non-whitespace-character-count="2331"/>
    <meta:user-defined meta:name="AppVersion">15.0000</meta:user-defined>
  </office:meta>
</office:document-meta>
</file>